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106cm" fo:margin-left="0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56cm"/>
    </style:style>
    <style:style style:name="Tabela4.B" style:family="table-column">
      <style:table-column-properties style:column-width="7.133cm"/>
    </style:style>
    <style:style style:name="Tabela4.C" style:family="table-column">
      <style:table-column-properties style:column-width="3.45cm"/>
    </style:style>
    <style:style style:name="Tabela4.D" style:family="table-column">
      <style:table-column-properties style:column-width="2.55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4" style:family="table-row">
      <style:table-row-properties style:min-row-height="2.235cm" fo:keep-together="auto"/>
    </style:style>
    <style:style style:name="Tabela4.5" style:family="table-row">
      <style:table-row-properties style:min-row-height="1.984cm" fo:background-color="transparent" fo:keep-together="auto">
        <style:background-image/>
      </style:table-row-properties>
    </style:style>
    <style:style style:name="Tabela3" style:family="table">
      <style:table-properties style:width="16.727cm" fo:margin-left="-0.159cm" table:align="left" style:writing-mode="lr-tb"/>
    </style:style>
    <style:style style:name="Tabela3.A" style:family="table-column">
      <style:table-column-properties style:column-width="4.175cm"/>
    </style:style>
    <style:style style:name="Tabela3.B" style:family="table-column">
      <style:table-column-properties style:column-width="6.585cm"/>
    </style:style>
    <style:style style:name="Tabela3.C" style:family="table-column">
      <style:table-column-properties style:column-width="3.498cm"/>
    </style:style>
    <style:style style:name="Tabela3.D" style:family="table-column">
      <style:table-column-properties style:column-width="2.46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o_20_tabela">
      <style:paragraph-properties fo:text-align="center" style:justify-single-word="false" style:snap-to-layout-grid="false"/>
      <style:text-properties officeooo:rsid="0002be37" officeooo:paragraph-rsid="0002be37"/>
    </style:style>
    <style:style style:name="P8" style:family="paragraph" style:parent-style-name="LO-normal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9" style:family="paragraph" style:parent-style-name="LO-normal">
      <style:paragraph-properties fo:line-height="115%" fo:orphans="2" fo:widows="2" fo:hyphenation-ladder-count="no-limit"/>
      <style:text-properties officeooo:paragraph-rsid="00057196" fo:hyphenate="false" fo:hyphenation-remain-char-count="2" fo:hyphenation-push-char-count="2"/>
    </style:style>
    <style:style style:name="P10" style:family="paragraph" style:parent-style-name="LO-normal">
      <style:paragraph-properties fo:text-align="center" style:justify-single-word="false"/>
      <style:text-properties fo:font-size="10pt" fo:font-style="normal" officeooo:paragraph-rsid="00057196" style:font-size-asian="10pt" style:font-style-asian="normal" style:font-size-complex="10pt" style:font-style-complex="normal"/>
    </style:style>
    <style:style style:name="P11" style:family="paragraph" style:parent-style-name="LO-normal">
      <style:text-properties fo:font-size="10pt" style:font-size-asian="10pt" style:font-size-complex="10pt"/>
    </style:style>
    <style:style style:name="P12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LO-normal">
      <style:paragraph-properties style:snap-to-layout-grid="false"/>
      <style:text-properties fo:font-size="10pt" officeooo:paragraph-rsid="00057196" style:font-size-asian="10pt" style:font-size-complex="10pt"/>
    </style:style>
    <style:style style:name="P14" style:family="paragraph" style:parent-style-name="LO-normal">
      <style:text-properties fo:font-size="10pt" officeooo:paragraph-rsid="00057196" style:font-size-asian="10pt" style:font-size-complex="10pt"/>
    </style:style>
    <style:style style:name="P15" style:family="paragraph" style:parent-style-name="LO-normal">
      <style:text-properties fo:font-size="10pt" style:font-size-asian="10pt" style:font-name-complex="Arial" style:font-size-complex="10pt"/>
    </style:style>
    <style:style style:name="P16" style:family="paragraph" style:parent-style-name="LO-normal">
      <style:text-properties fo:font-size="10pt" officeooo:paragraph-rsid="00057196" style:font-size-asian="10pt" style:font-name-complex="Arial" style:font-size-complex="10pt"/>
    </style:style>
    <style:style style:name="P17" style:family="paragraph" style:parent-style-name="LO-normal">
      <style:text-properties fo:color="#000000" style:font-name="Arial" fo:font-size="10pt" fo:language="pt" fo:country="BR" officeooo:rsid="00039dd4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8" style:family="paragraph" style:parent-style-name="LO-normal">
      <style:text-properties fo:color="#000000" style:font-name="Arial" fo:font-size="10pt" fo:language="pt" fo:country="BR" officeooo:paragraph-rsid="00057196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LO-normal">
      <style:text-properties fo:color="#000000" style:font-name="Arial" fo:font-size="10pt" fo:language="pt" fo:country="BR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Standard">
      <style:paragraph-properties fo:line-height="115%" fo:orphans="2" fo:widows="2" fo:hyphenation-ladder-count="no-limit" fo:break-before="auto" fo:break-after="auto"/>
      <style:text-properties officeooo:paragraph-rsid="00057196" fo:hyphenate="false" fo:hyphenation-remain-char-count="2" fo:hyphenation-push-char-count="2"/>
    </style:style>
    <style:style style:name="P2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02be37" officeooo:paragraph-rsid="0002be37"/>
    </style:style>
    <style:style style:name="P22" style:family="paragraph" style:parent-style-name="LO-normal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23" style:family="paragraph" style:parent-style-name="LO-normal" style:list-style-name="WW8Num5">
      <style:text-properties fo:font-size="10pt" style:font-size-asian="10pt" style:font-size-complex="10pt"/>
    </style:style>
    <style:style style:name="P24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rsid="00045527" style:font-size-asian="15pt" style:font-weight-asian="bold" style:font-size-complex="15pt"/>
    </style:style>
    <style:style style:name="P25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02be37"/>
    </style:style>
    <style:style style:name="P26" style:family="paragraph" style:parent-style-name="Standard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3" style:family="text">
      <style:text-properties fo:color="#000000" style:font-name="Arial" style:text-underline-style="none" fo:font-weight="bold" officeooo:rsid="00057196" style:font-weight-asian="bold" style:font-name-complex="Arial" style:font-weight-complex="bold"/>
    </style:style>
    <style:style style:name="T4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5" style:family="text">
      <style:text-properties officeooo:rsid="0002be37"/>
    </style:style>
    <style:style style:name="T6" style:family="text">
      <style:text-properties officeooo:rsid="00057196"/>
    </style:style>
    <style:style style:name="T7" style:family="text">
      <style:text-properties officeooo:rsid="0003296e"/>
    </style:style>
    <style:style style:name="T8" style:family="text">
      <style:text-properties officeooo:rsid="00039dd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Gestão Pessoas - GP</text:p>
      <text:p text:style-name="P3"/>
      <text:p text:style-name="P5">Documento de Especificação de Caso CRUD Genérico</text:p>
      <text:p text:style-name="P4"/>
      <text:p text:style-name="P4">UC<text:span text:style-name="T5">13</text:span> – Manter <text:span text:style-name="T6">Projeto</text:span></text:p>
      <text:p text:style-name="P6"/>
      <text:p text:style-name="P6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1">01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1">Antonio Erivelton Facundo da Cunha</text:p>
          </table:table-cell>
          <table:table-cell table:style-name="Tabela1.D1" office:value-type="string">
            <text:p text:style-name="P11">Criação do documento</text:p>
          </table:table-cell>
        </table:table-row>
        <table:table-row table:style-name="Tabela1.1">
          <table:table-cell table:style-name="Tabela1.A3" office:value-type="string">
            <text:p text:style-name="P7">19/08/2015</text:p>
          </table:table-cell>
          <table:table-cell table:style-name="Tabela1.A3" office:value-type="string">
            <text:p text:style-name="P7">1.1</text:p>
          </table:table-cell>
          <table:table-cell table:style-name="Tabela1.A3" office:value-type="string">
            <text:p text:style-name="P7">Rayson Santos</text:p>
          </table:table-cell>
          <table:table-cell table:style-name="Tabela1.D3" office:value-type="string">
            <text:p text:style-name="P21">Atualização do Template</text:p>
          </table:table-cell>
        </table:table-row>
      </table:table>
      <text:section text:style-name="Sect1" text:name="Seção1">
        <text:list xml:id="list3298145352662795013" text:style-name="WW8Num2">
          <text:list-item>
            <text:h text:style-name="P25" text:outline-level="1"><text:span text:style-name="Subtle_20_Reference"><text:span text:style-name="T2">DESCRIÇÃO COMPLEMENTAR DO CASO DE USO GENÉRICO CADASTRAR </text:span></text:span><text:span text:style-name="Subtle_20_Reference"><text:span text:style-name="T3">PROJETO</text:span></text:span><text:bookmark-start text:name="_Ref439573339"/><text:bookmark-start text:name="_Ref418497390"/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/text:h>
          </text:list-item>
        </text:list>
        <text:list xml:id="list8382377944391764051" text:style-name="WW8Num21">
          <text:list-item>
            <text:list>
              <text:list-item>
                <text:p text:style-name="P22"><text:span text:style-name="Book_20_Title"><text:span text:style-name="T4">Campos da Entidade</text:span></text:span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 text:name="__RefHeading__55_178789685"/><text:bookmark text:name="__RefHeading__454_1105478727"/><text:bookmark text:name="__RefHeading__478_490762481"/><text:bookmark text:name="__RefHeading__73_1275273786"/><text:bookmark text:name="__RefHeading__7645_1906137012"/><text:bookmark text:name="__RefHeading__190_1522395385"/></text:p>
              </text:list-item>
            </text:list>
          </text:list-item>
        </text:list>
        <text:p text:style-name="P9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row table:style-name="Tabela4.1">
            <table:table-cell table:style-name="Tabela4.A1" table:number-columns-spanned="2" office:value-type="string">
              <text:p text:style-name="P10">Campos da entidade</text:p>
            </table:table-cell>
            <table:covered-table-cell/>
            <table:table-cell table:style-name="Tabela4.A1" office:value-type="string">
              <text:p text:style-name="P10">Preenchimento</text:p>
            </table:table-cell>
            <table:table-cell table:style-name="Tabela4.D1" office:value-type="string">
              <text:p text:style-name="P10">Tipo</text:p>
            </table:table-cell>
          </table:table-row>
          <table:table-row table:style-name="Tabela4.2">
            <table:table-cell table:style-name="Tabela4.A2" office:value-type="string">
              <text:p text:style-name="P13"/>
              <text:p text:style-name="P14"/>
              <text:p text:style-name="P14">Nome do Projeto</text:p>
            </table:table-cell>
            <table:table-cell table:style-name="Tabela4.A2" office:value-type="string">
              <text:p text:style-name="P14">A tela Cadastro de Projeto deve possuir um campo Nome do Projeto: onde se deve informar o nome do projeto que se deseja cadastrar.</text:p>
              <text:p text:style-name="P14">Ex: Projeto Zuada.</text:p>
            </table:table-cell>
            <table:table-cell table:style-name="Tabela4.A2" office:value-type="string">
              <text:p text:style-name="P16">Obrigatório</text:p>
            </table:table-cell>
            <table:table-cell table:style-name="Tabela4.D2" office:value-type="string">
              <text:p text:style-name="P13"/>
              <text:p text:style-name="P14">String </text:p>
            </table:table-cell>
          </table:table-row>
          <table:table-row table:style-name="Tabela4.3">
            <table:table-cell table:style-name="Tabela4.A2" office:value-type="string">
              <text:p text:style-name="P14">Status do Projeto</text:p>
            </table:table-cell>
            <table:table-cell table:style-name="Tabela4.A2" office:value-type="string">
              <text:p text:style-name="P14">O coordenador de projeto informa o status do projeto.</text:p>
              <text:p text:style-name="P14">Ex: Finalizado</text:p>
            </table:table-cell>
            <table:table-cell table:style-name="Tabela4.A2" office:value-type="string">
              <text:p text:style-name="P16">Obrigatório</text:p>
            </table:table-cell>
            <table:table-cell table:style-name="Tabela4.D2" office:value-type="string">
              <text:p text:style-name="P14">String <text:span text:style-name="T7">(Aberto, Em andamento, Cancelado e Finalizado)</text:span></text:p>
            </table:table-cell>
          </table:table-row>
          <table:table-row table:style-name="Tabela4.4">
            <table:table-cell table:style-name="Tabela4.A2" office:value-type="string">
              <text:p text:style-name="P14">Descrição do Projeto</text:p>
            </table:table-cell>
            <table:table-cell table:style-name="Tabela4.A2" office:value-type="string">
              <text:p text:style-name="P14">O coordenador de projeto deve informar uma descrição sobre o projeto que está cadastrando.</text:p>
              <text:p text:style-name="P14">Ex: <text:s/>O projeto tem o objetivo de (...).</text:p>
            </table:table-cell>
            <table:table-cell table:style-name="Tabela4.A2" office:value-type="string">
              <text:p text:style-name="P13"/>
              <text:p text:style-name="P14">Obrigatório</text:p>
            </table:table-cell>
            <table:table-cell table:style-name="Tabela4.D2" office:value-type="string">
              <text:p text:style-name="P13"/>
              <text:p text:style-name="P14">String</text:p>
              <text:p text:style-name="P14"/>
            </table:table-cell>
          </table:table-row>
          <table:table-row table:style-name="Tabela4.5">
            <table:table-cell table:style-name="Tabela4.A2" office:value-type="string">
              <text:p text:style-name="P18">Membros</text:p>
            </table:table-cell>
            <table:table-cell table:style-name="Tabela4.A2" office:value-type="string">
              <text:p text:style-name="P18">O coordenador do projeto pode vincular membros ao projeto.<text:line-break/>Ex: Estagiários</text:p>
            </table:table-cell>
            <table:table-cell table:style-name="Tabela4.A2" office:value-type="string">
              <text:p text:style-name="P18">Opcional</text:p>
            </table:table-cell>
            <table:table-cell table:style-name="Tabela4.D2" office:value-type="string">
              <text:p text:style-name="P18">List</text:p>
            </table:table-cell>
          </table:table-row>
          <table:table-row table:style-name="Tabela4.5">
            <table:table-cell table:style-name="Tabela4.A2" office:value-type="string">
              <text:p text:style-name="P17">Gerente do Projeto</text:p>
            </table:table-cell>
            <table:table-cell table:style-name="Tabela4.A2" office:value-type="string">
              <text:p text:style-name="P19">O coordenador do projeto pode vincular <text:span text:style-name="T8">um gerente </text:span>ao projeto.<text:line-break/>Ex: <text:s/><text:span text:style-name="T8">Camilo Almendra </text:span></text:p>
            </table:table-cell>
            <table:table-cell table:style-name="Tabela4.A2" office:value-type="string">
              <text:p text:style-name="P17">Obrigatório </text:p>
            </table:table-cell>
            <table:table-cell table:style-name="Tabela4.D2" office:value-type="string">
              <text:p text:style-name="P17">String</text:p>
            </table:table-cell>
          </table:table-row>
        </table:table>
        <text:p text:style-name="P20"/>
        <text:list xml:id="list142527545162416" text:continue-numbering="true" text:style-name="WW8Num21">
          <text:list-item>
            <text:list>
              <text:list-item>
                <text:p text:style-name="P22"><text:soft-page-break/><text:span text:style-name="Book_20_Title"><text:span text:style-name="T4">Opções de Pesquisa</text:span></text:span></text:p>
                <text:p text:style-name="P22"/>
              </text:list-item>
            </text:list>
          </text:list-item>
        </text:list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p text:style-name="P12"/>
            </table:table-cell>
            <table:table-cell table:style-name="Tabela3.A1" office:value-type="string">
              <text:p text:style-name="P11">Opções de pesquisa</text:p>
            </table:table-cell>
            <table:table-cell table:style-name="Tabela3.A1" office:value-type="string">
              <text:p text:style-name="P11">Preenchimento</text:p>
            </table:table-cell>
            <table:table-cell table:style-name="Tabela3.D1" office:value-type="string">
              <text:p text:style-name="P11">Tipo</text:p>
            </table:table-cell>
          </table:table-row>
          <table:table-row table:style-name="Tabela3.1">
            <table:table-cell table:style-name="Tabela3.A2" office:value-type="string">
              <text:p text:style-name="P12"/>
              <text:p text:style-name="P11">Pesquisa</text:p>
            </table:table-cell>
            <table:table-cell table:style-name="Tabela3.A2" office:value-type="string">
              <text:list xml:id="list3434221748467965614" text:style-name="WW8Num5">
                <text:list-item>
                  <text:p text:style-name="P23">Nome do Projeto</text:p>
                </text:list-item>
                <text:list-item>
                  <text:p text:style-name="P23">Status</text:p>
                </text:list-item>
              </text:list>
            </table:table-cell>
            <table:table-cell table:style-name="Tabela3.A2" office:value-type="string">
              <text:p text:style-name="P12"/>
              <text:p text:style-name="P15">Obrigatório</text:p>
            </table:table-cell>
            <table:table-cell table:style-name="Tabela3.D2" office:value-type="string">
              <text:p text:style-name="P12"/>
              <text:p text:style-name="P11">String</text:p>
            </table:table-cell>
          </table:table-row>
        </table:table>
        <text:list xml:id="list142527545182669" text:continue-list="list142527545162416" text:style-name="WW8Num21">
          <text:list-item>
            <text:list>
              <text:list-header>
                <text:p text:style-name="P26"><text:span text:style-name="Book_20_Title"><text:span text:style-name="T4"/></text:span></text:p>
              </text:list-header>
            </text:list>
          </text:list-item>
        </text:list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1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1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1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1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1" fo:font-family="Arial" style:font-family-generic="swiss" style:font-name-complex="Arial1" style:font-family-complex="Arial" style:font-family-generic-complex="swiss"/>
    </style:style>
    <style:style style:name="WW8Num2z1" style:family="text">
      <style:text-properties style:font-name="Arial1" fo:font-family="Arial" style:font-family-generic="swiss" fo:font-weight="normal" style:font-name-asian="Arial" style:font-family-asian="Arial" style:font-family-generic-asian="swiss" style:font-pitch-asian="variable" style:font-weight-asian="normal" style:font-name-complex="Arial1" style:font-family-complex="Arial" style:font-family-generic-complex="swiss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5z1" style:family="text">
      <style:text-properties fo:color="#000000"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6z0" style:family="text">
      <style:text-properties fo:color="#000000"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6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7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8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9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9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0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20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1z0" style:family="text"/>
    <style:style style:name="WW8Num21z1" style:family="text">
      <style:text-properties fo:font-weight="normal" style:font-weight-asian="normal" style:font-weight-complex="normal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7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22z0" style:family="text"/>
    <style:style style:name="WW8Num22z1" style:family="text">
      <style:text-properties fo:font-weight="normal" style:font-weight-asian="normal" style:font-weight-complex="normal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26z0" style:family="text"/>
    <style:style style:name="WW8Num25z0" style:family="text"/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143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fo:text-indent="-0.635cm" fo:margin-left="0.508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0.127cm" fo:text-indent="-0.635cm" fo:margin-left="0.127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62cm" fo:text-indent="-0.635cm" fo:margin-left="0.762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9cm" svg:height="1.653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07cm" svg:height="2.311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8-19T14:24:47.874000000</dc:date>
    <meta:print-date>2007-05-07T23:41:00</meta:print-date>
    <meta:editing-cycles>5</meta:editing-cycles>
    <meta:editing-duration>PT41M37S</meta:editing-duration>
    <meta:generator>LibreOffice/4.3.1.2$Windows_x86 LibreOffice_project/958349dc3b25111dbca392fbc281a05559ef6848</meta:generator>
    <meta:document-statistic meta:table-count="3" meta:image-count="2" meta:object-count="0" meta:page-count="2" meta:paragraph-count="53" meta:word-count="186" meta:character-count="1175" meta:non-whitespace-character-count="104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